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a51e" officeooo:paragraph-rsid="001ea51e"/>
    </style:style>
    <style:style style:name="P2" style:family="paragraph" style:parent-style-name="Standard">
      <style:text-properties fo:font-weight="bold" officeooo:rsid="001ea51e" officeooo:paragraph-rsid="001ea51e" style:font-weight-asian="bold" style:font-weight-complex="bold"/>
    </style:style>
    <style:style style:name="P3" style:family="paragraph" style:parent-style-name="Standard">
      <style:text-properties officeooo:paragraph-rsid="001ea51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T1" style:family="text">
      <style:text-properties officeooo:rsid="001ea51e"/>
    </style:style>
    <style:style style:name="T2" style:family="text">
      <style:text-properties fo:font-weight="bold" officeooo:rsid="001ea51e"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Screens:</text:span></text:p>
      <text:p text:style-name="P1"/>
      <text:p text:style-name="Standard">Screen 1: Log-in Screen</text:p>
      <text:list xml:id="list3860023886" text:style-name="L1">
        <text:list-item>
          <text:p text:style-name="P4">The screen should have a title or logo at the top representing your app.</text:p>
        </text:list-item>
        <text:list-item>
          <text:p text:style-name="P4">Include two text fields for users to input their username/email and password.</text:p>
        </text:list-item>
        <text:list-item>
          <text:p text:style-name="P4">Place a "Log In" button below the text fields.</text:p>
        </text:list-item>
        <text:list-item>
          <text:p text:style-name="P4">Optionally, you can add a "Forgot Password" link/button for password recovery.</text:p>
        </text:list-item>
      </text:list>
      <text:p text:style-name="Standard"/>
      <text:p text:style-name="Standard">Screen 2: Dashboard</text:p>
      <text:list xml:id="list3451874415" text:style-name="L2">
        <text:list-item>
          <text:p text:style-name="P5">Once logged in, users will be directed to the dashboard screen.</text:p>
        </text:list-item>
        <text:list-item>
          <text:p text:style-name="P5">The dashboard should display a list of trees or tree icons representing each tree in the user's garden.</text:p>
        </text:list-item>
        <text:list-item>
          <text:p text:style-name="P5">Each tree should have a label indicating its identification or name.</text:p>
        </text:list-item>
        <text:list-item>
          <text:p text:style-name="P5">The moisture content and nitrogen level of each tree should be displayed next to the tree icon or label.</text:p>
        </text:list-item>
        <text:list-item>
          <text:p text:style-name="P5">Add a refresh button or pull-to-refresh feature to update the data from the server.</text:p>
        </text:list-item>
      </text:list>
      <text:p text:style-name="Standard"/>
      <text:p text:style-name="Standard">Screen 3: Tree Details</text:p>
      <text:list xml:id="list4026248202" text:style-name="L3">
        <text:list-item>
          <text:p text:style-name="P6">When a user taps on a tree icon or label from the dashboard, they will be taken to the tree details screen.</text:p>
        </text:list-item>
        <text:list-item>
          <text:p text:style-name="P6">This screen should provide detailed information about the selected tree, such as its location, age, species, etc.</text:p>
        </text:list-item>
        <text:list-item>
          <text:p text:style-name="P6">Include a graph or chart displaying the historical moisture content and nitrogen level of the soil for that tree.</text:p>
        </text:list-item>
        <text:list-item>
          <text:p text:style-name="P6"><text:span text:style-name="T1">A</text:span>lso add buttons or sliders to set irrigation schedules or adjust nitrogen levels manually.</text:p>
        </text:list-item>
        <text:list-item>
          <text:p text:style-name="P6">Provide a back button or navigation element to return to the dashboard.</text:p>
        </text:list-item>
      </text:list>
      <text:p text:style-name="Standard"/>
      <text:p text:style-name="P2">Interview: </text:p>
      <text:p text:style-name="P1"/>
      <text:p text:style-name="Standard">Francis: Welcome! Thank you for participating in this follow-up interview. Today, we have a paper prototype of our mobile app design. I'd like you to interact with the prototype and provide your feedback as you go along. Please feel free to share your thoughts and explain your actions and decisions as you navigate through the prototype. Are you ready to get started?</text:p>
      <text:p text:style-name="Standard"/>
      <text:p text:style-name="Standard">Customer: Yes, I'm ready to begin.</text:p>
      <text:p text:style-name="Standard"/>
      <text:p text:style-name="Standard">Francis: Great! Here is the paper prototype of the app. Please imagine that you have just logged in to the app. What are your initial impressions of the login screen and the overall design?</text:p>
      <text:p text:style-name="Standard"/>
      <text:p text:style-name="Standard">Customer: The login screen looks clean and straightforward. I can easily see the fields to input my username and password. The "Log In" button is clear as well.</text:p>
      <text:p text:style-name="Standard"/>
      <text:p text:style-name="Standard">Francis: That's good to hear! Now, please proceed to the dashboard screen. What do you see on the dashboard, and how easy is it to understand the information presented?</text:p>
      <text:p text:style-name="Standard"/>
      <text:p text:style-name="Standard">Customer: On the dashboard, I see a list of trees with their names and icons. It's clear which tree is which. I can also see the moisture content and nitrogen levels next to each tree. It's easy to understand the information at a glance.</text:p>
      <text:p text:style-name="Standard"/>
      <text:p text:style-name="Standard"><text:soft-page-break/><text:span text:style-name="T1">Francis</text:span>: Excellent! Now, imagine you want to check the details of a specific tree. Please select a tree from the dashboard and describe your experience.</text:p>
      <text:p text:style-name="Standard"/>
      <text:p text:style-name="Standard">Customer: I've selected a tree, and I can see that it's highlighted to indicate it's the active selection. The transition from the dashboard to the tree details screen is smooth. On the tree details screen, I can view the location, age, and species of the selected tree. I also like the graph showing the historical moisture content and nitrogen levels. It's helpful to visualize the data.</text:p>
      <text:p text:style-name="Standard"/>
      <text:p text:style-name="Standard"><text:span text:style-name="T1">Francis</text:span>: That's great feedback! Did you face any challenges or encounter anything that confused you while interacting with the prototype?</text:p>
      <text:p text:style-name="Standard"/>
      <text:p text:style-name="Standard">Customer: Overall, the prototype was intuitive to navigate. However, I had a momentary hesitation when trying to go back from the tree details screen to the dashboard. Maybe a back button in the top corner would make it more clear and consistent throughout the app.</text:p>
      <text:p text:style-name="Standard"/>
      <text:p text:style-name="Standard"><text:span text:style-name="T1">Francis</text:span>: Thank you for pointing that out. We'll make a note of it. Is there anything else you'd like to share or any additional observations you have while using the prototype?</text:p>
      <text:p text:style-name="Standard"/>
      <text:p text:style-name="Standard">Customer: I appreciate the simplicity of the design and the clear visual representation of the data. One suggestion I have is to consider adding a feature that allows users to receive notifications when a tree's moisture level drops below a certain threshold. That would be really helpful for proactive monitoring.</text:p>
      <text:p text:style-name="Standard"/>
      <text:p text:style-name="Standard"><text:span text:style-name="T1">Francis</text:span>: Thank you for the suggestion! That's a valuable feature, and we'll definitely consider incorporating it. We appreciate your time and feedback. Do you have any final comments or questions?</text:p>
      <text:p text:style-name="Standard"/>
      <text:p text:style-name="Standard">Customer: No, I think I've covered everything. It was a good experience interacting with the prototype, and I'm happy to provide feedback. Thank you for the opportunity.</text:p>
      <text:p text:style-name="Standard"/>
      <text:p text:style-name="Standard"><text:span text:style-name="T1">Francis</text:span>: You're welcome! Your feedback has been incredibly helpful. We appreciate your participation in this interview. If you have any further thoughts or ideas, feel free to reach out to us. Have a great day!</text:p>
      <text:p text:style-name="Standard"/>
      <text:p text:style-name="P2">Revisions: </text:p>
      <text:p text:style-name="Standard"/>
      <text:list xml:id="list1944780045" text:style-name="L4">
        <text:list-item>
          <text:p text:style-name="P7">Simplify the User Interface: If users found the app overwhelming or confusing, consider simplifying the interface by reducing visual clutter and removing unnecessary features. Focus on displaying essential information prominently.</text:p>
        </text:list-item>
        <text:list-item>
          <text:p text:style-name="P7"/>
        </text:list-item>
        <text:list-item>
          <text:p text:style-name="P7">Improve User Onboarding: If users mentioned difficulties in navigating or understanding the app, enhance the onboarding experience. Provide clear instructions or tooltips to guide users on how to interact with the app and its features. Consider incorporating a brief tutorial or interactive guide to familiarize users with the app's functionalities.</text:p>
        </text:list-item>
        <text:list-item>
          <text:p text:style-name="P7"/>
        </text:list-item>
        <text:list-item>
          <text:p text:style-name="P7">Enhance Data Visualization: If users struggled to interpret the moisture content and nitrogen level data, improve the visual representation. Use clear and intuitive charts, graphs, or icons to display the information effectively. Consider using color coding or visual cues to indicate optimal or critical levels.</text:p>
        </text:list-item>
        <text:list-item>
          <text:p text:style-name="P7"/>
        </text:list-item>
        <text:list-item>
          <text:p text:style-name="P7"><text:soft-page-break/>Customization and Personalization: If users expressed a desire for more tailored experiences, consider incorporating customization options. Allow users to set their preferences for notifications, irrigation schedules, or thresholds for moisture and nitrogen levels. Personalization can enhance user engagement and make the app more user-friendly.</text:p>
        </text:list-item>
        <text:list-item>
          <text:p text:style-name="P7"/>
        </text:list-item>
        <text:list-item>
          <text:p text:style-name="P7">Integration with External Sensors: If users mentioned the need for real-time data or integration with external sensors, consider adding support for sensor connectivity. This would enable users to receive up-to-date information about soil conditions without manual data input.</text:p>
        </text:list-item>
        <text:list-item>
          <text:p text:style-name="P7"/>
        </text:list-item>
        <text:list-item>
          <text:p text:style-name="P7">Responsive Design: Ensure that the app's design is responsive and adaptable to different screen sizes and orientations. This will allow users to access the app seamlessly on various devices, such as smartphones and tablets.</text:p>
        </text:list-item>
        <text:list-item>
          <text:p text:style-name="P7"/>
        </text:list-item>
        <text:list-item>
          <text:p text:style-name="P7">Feedback and Support: Implement a feedback mechanism within the app to allow users to provide suggestions or report issues. Additionally, provide accessible support channels, such as in-app chat or email, to address user concerns and inquiries promptly.</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4:04:44.965113373</meta:creation-date>
    <meta:generator>LibreOffice/7.3.7.2$Linux_X86_64 LibreOffice_project/30$Build-2</meta:generator>
    <dc:date>2023-07-13T14:11:25.374671549</dc:date>
    <meta:editing-duration>PT6M40S</meta:editing-duration>
    <meta:editing-cycles>1</meta:editing-cycles>
    <meta:document-statistic meta:table-count="0" meta:image-count="0" meta:object-count="0" meta:page-count="3" meta:paragraph-count="48" meta:word-count="1054" meta:character-count="6493" meta:non-whitespace-character-count="5506"/>
  </office:meta>
</office:document-meta>
</file>